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066f55" officeooo:paragraph-rsid="00066f55" style:font-weight-asian="bold" style:font-weight-complex="bold"/>
    </style:style>
    <style:style style:name="P2" style:family="paragraph" style:parent-style-name="Salutation">
      <style:paragraph-properties fo:line-height="115%"/>
    </style:style>
    <style:style style:name="P3" style:family="paragraph" style:parent-style-name="Standard" style:list-style-name="L1">
      <style:paragraph-properties fo:line-height="115%"/>
      <style:text-properties fo:font-weight="normal" officeooo:rsid="000716e3" officeooo:paragraph-rsid="000716e3" style:font-weight-asian="normal" style:font-weight-complex="normal"/>
    </style:style>
    <style:style style:name="P4" style:family="paragraph" style:parent-style-name="Standard" style:list-style-name="L1">
      <style:paragraph-properties fo:line-height="115%"/>
      <style:text-properties fo:font-weight="normal" officeooo:rsid="000883af" officeooo:paragraph-rsid="000883af" style:font-weight-asian="normal" style:font-weight-complex="normal"/>
    </style:style>
    <style:style style:name="P5" style:family="paragraph" style:parent-style-name="Standard">
      <style:paragraph-properties fo:line-height="115%"/>
      <style:text-properties fo:font-weight="normal" officeooo:rsid="000883af" officeooo:paragraph-rsid="000883af" style:font-weight-asian="normal" style:font-weight-complex="normal"/>
    </style:style>
    <style:style style:name="P6" style:family="paragraph" style:parent-style-name="Standard">
      <style:paragraph-properties fo:line-height="115%"/>
      <style:text-properties fo:font-weight="normal" officeooo:rsid="000db950" officeooo:paragraph-rsid="000db950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weight="normal" officeooo:rsid="0010409a" officeooo:paragraph-rsid="0010409a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1406c0" officeooo:paragraph-rsid="001406c0" style:font-weight-asian="normal" style:font-weight-complex="normal"/>
    </style:style>
    <style:style style:name="T1" style:family="text">
      <style:text-properties officeooo:rsid="000943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s</text:p>
      <text:p text:style-name="P1"/>
      <text:list xml:id="list1397946849" text:style-name="L1">
        <text:list-item>
          <text:p text:style-name="P3">Linder Blog</text:p>
          <text:list>
            <text:list-item>
              <text:p text:style-name="P3"><text:a xlink:type="simple" xlink:href="https://lindenreid.wordpress.com/2017/12/30/ice-shader-in-unity/" text:style-name="Internet_20_link" text:visited-style-name="Visited_20_Internet_20_Link">https://lindenreid.wordpress.com/2017/12/30/ice-shader-in-unity/</text:a></text:p>
            </text:list-item>
          </text:list>
        </text:list-item>
        <text:list-item>
          <text:p text:style-name="P4">cat<text:span text:style-name="T1">likecoding </text:span></text:p>
          <text:list>
            <text:list-item>
              <text:p text:style-name="P4"><text:a xlink:type="simple" xlink:href="https://catlikecoding.com/unity/tutorials/basics/building-a-graph/" text:style-name="Internet_20_link" text:visited-style-name="Visited_20_Internet_20_Link">https://catlikecoding.com/unity/tutorials/basics/building-a-graph/</text:a></text:p>
            </text:list-item>
          </text:list>
        </text:list-item>
      </text:list>
      <text:p text:style-name="P5"/>
      <text:p text:style-name="P6">Medium Link</text:p>
      <text:p text:style-name="P6"><text:a xlink:type="simple" xlink:href="https://medium.com/@pixelcurio/a-lesson-plan-for-learning-shaders-in-unity-ce151d4e9580" text:style-name="Internet_20_link" text:visited-style-name="Visited_20_Internet_20_Link">https://medium.com/@pixelcurio/a-lesson-plan-for-learning-shaders-in-unity-ce151d4e9580</text:a></text:p>
      <text:p text:style-name="P6"/>
      <text:p text:style-name="P7">Patron</text:p>
      <text:p text:style-name="P7"><text:a xlink:type="simple" xlink:href="https://www.patreon.com/posts/how-i-got-with-19042499?source=post_page---------------------------" text:style-name="Internet_20_link" text:visited-style-name="Visited_20_Internet_20_Link">https://www.patreon.com/posts/how-i-got-with-19042499?source=post_page---------------------------</text:a></text:p>
      <text:p text:style-name="P7"/>
      <text:p text:style-name="P8">CatlinkCoding </text:p>
      <text:p text:style-name="P8"><text:a xlink:type="simple" xlink:href="https://catlikecoding.com/unity/tutorials/basics/building-a-graph/" text:style-name="Internet_20_link" text:visited-style-name="Visited_20_Internet_20_Link">https://catlikecoding.com/unity/tutorials/basics/building-a-graph/</text:a></text:p>
      <text:p text:style-name="P8"/>
      <text:p text:style-name="P8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alutation" style:family="paragraph" style:parent-style-name="Standard" style:class="text">
      <style:paragraph-properties text:number-lines="false" text:line-number="0"/>
      <style:text-properties style:font-name="Times New Roman" fo:font-family="'Times New Roman'" style:font-style-name="Regular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0:52:53.338000000</meta:creation-date>
    <dc:date>2019-08-02T10:35:25.590000000</dc:date>
    <meta:editing-duration>PT15H58M4S</meta:editing-duration>
    <meta:editing-cycles>17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1" meta:word-count="17" meta:character-count="451" meta:non-whitespace-character-count="447"/>
  </office:meta>
</office:document-meta>
</file>